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a00f2" officeooo:paragraph-rsid="000a00f2"/>
    </style:style>
    <style:style style:name="P2" style:family="paragraph" style:parent-style-name="Standard">
      <style:text-properties officeooo:rsid="000ace8b" officeooo:paragraph-rsid="000ace8b"/>
    </style:style>
    <style:style style:name="P3" style:family="paragraph" style:parent-style-name="Standard">
      <style:text-properties style:text-underline-style="solid" style:text-underline-width="auto" style:text-underline-color="font-color" officeooo:rsid="000a00f2" officeooo:paragraph-rsid="000a00f2"/>
    </style:style>
    <style:style style:name="P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0f893b" officeooo:paragraph-rsid="000f893b" style:font-weight-asian="bold" style:font-weight-complex="bold"/>
    </style:style>
    <style:style style:name="P5" style:family="paragraph" style:parent-style-name="Standard">
      <style:text-properties fo:language="zxx" fo:country="none" style:text-underline-style="none" fo:font-weight="normal" officeooo:rsid="00105efa" officeooo:paragraph-rsid="00105efa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Table_20_Contents">
      <style:text-properties fo:language="zxx" fo:country="none" style:text-underline-style="none" fo:font-weight="bold" officeooo:rsid="000f893b" officeooo:paragraph-rsid="000f893b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able_20_Contents">
      <style:text-properties fo:language="zxx" fo:country="none" officeooo:rsid="000a00f2" officeooo:paragraph-rsid="000a00f2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0a00f2" officeooo:paragraph-rsid="000f893b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officeooo:rsid="000deaae" officeooo:paragraph-rsid="000deaae" style:language-asian="zxx" style:country-asian="none" style:language-complex="zxx" style:country-complex="none"/>
    </style:style>
    <style:style style:name="P10" style:family="paragraph" style:parent-style-name="Table_20_Contents">
      <style:text-properties fo:language="zxx" fo:country="none" officeooo:rsid="000e2f7e" officeooo:paragraph-rsid="000e2f7e" style:language-asian="zxx" style:country-asian="none" style:language-complex="zxx" style:country-complex="none"/>
    </style:style>
    <style:style style:name="P11" style:family="paragraph" style:parent-style-name="Table_20_Contents">
      <style:text-properties fo:language="zxx" fo:country="none" officeooo:rsid="000f893b" officeooo:paragraph-rsid="000f893b" style:language-asian="zxx" style:country-asian="none" style:language-complex="zxx" style:country-complex="none"/>
    </style:style>
    <style:style style:name="P12" style:family="paragraph" style:parent-style-name="Table_20_Contents">
      <style:text-properties fo:language="zxx" fo:country="none" style:text-underline-style="solid" style:text-underline-width="auto" style:text-underline-color="font-color" fo:font-weight="bold" officeooo:rsid="000a00f2" officeooo:paragraph-rsid="000a00f2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Table_20_Contents">
      <style:text-properties fo:language="zxx" fo:country="none" style:text-underline-style="solid" style:text-underline-width="auto" style:text-underline-color="font-color" fo:font-weight="bold" officeooo:rsid="000deaae" officeooo:paragraph-rsid="000deaae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Table_20_Contents">
      <style:text-properties fo:language="zxx" fo:country="none" style:text-underline-style="solid" style:text-underline-width="auto" style:text-underline-color="font-color" fo:font-weight="bold" officeooo:rsid="000e2f7e" officeooo:paragraph-rsid="000e2f7e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Table_20_Contents">
      <style:text-properties fo:language="zxx" fo:country="none" style:text-underline-style="solid" style:text-underline-width="auto" style:text-underline-color="font-color" fo:font-weight="bold" officeooo:rsid="000f893b" officeooo:paragraph-rsid="000f893b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fo:language="zxx" fo:country="none" style:text-underline-style="none" fo:font-weight="normal" officeooo:rsid="000f893b" officeooo:paragraph-rsid="00105efa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0ace8b"/>
    </style:style>
    <style:style style:name="T2" style:family="text">
      <style:text-properties officeooo:rsid="000c1a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2"/>Ejercicio Casas Turismo Rural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R1</text:p>
            <text:p text:style-name="P12">codReserva</text:p>
            <text:p text:style-name="P7">fecReserv</text:p>
            <text:p text:style-name="P7">duracionEstancia</text:p>
            <text:p text:style-name="P12">codCasa</text:p>
            <text:p text:style-name="P7">numCasa</text:p>
            <text:p text:style-name="P7">codCliente</text:p>
            <text:p text:style-name="P7">nomCliente</text:p>
            <text:p text:style-name="P7">dirCliente</text:p>
            <text:p text:style-name="P7">codZona</text:p>
            <text:p text:style-name="P7">nomZona</text:p>
            <text:p text:style-name="P7">numHabitaciones</text:p>
            <text:p text:style-name="P7">numBanios</text:p>
            <text:p text:style-name="P7">numMetros</text:p>
          </table:table-cell>
          <table:table-cell table:style-name="Tabla1.B1" office:value-type="string">
            <text:p text:style-name="P7">R2</text:p>
            <text:p text:style-name="P12">codCasa</text:p>
            <text:p text:style-name="P12">codCaracteristica</text:p>
            <text:p text:style-name="P7">nomCaracteristica</text:p>
            <text:p text:style-name="P7">casa_tiene_caracteristica</text:p>
          </table:table-cell>
        </table:table-row>
      </table:table>
      <text:p text:style-name="Standard"/>
      <text:p text:style-name="P1">Aunque hay d<text:span text:style-name="T1">ominios</text:span> no atómicos los entendemos como atómicos por simplicidad.</text:p>
      <text:p text:style-name="P2">nomCliente =&gt; nomCliente, ape1Cliente, ape2Cliente;</text:p>
      <text:p text:style-name="P2">dirCliente =&gt; dirCliente, cpCliente, …;</text:p>
      <text:p text:style-name="P1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7">R1.1</text:p>
            <text:p text:style-name="P12">codReserva</text:p>
            <text:p text:style-name="P12">codCasa</text:p>
            <text:p text:style-name="P7">fecInicioEstancia</text:p>
            <text:p text:style-name="P7">duracionEstancia</text:p>
          </table:table-cell>
          <table:table-cell table:style-name="Tabla2.A1" office:value-type="string">
            <text:p text:style-name="P7">R1.2</text:p>
            <text:p text:style-name="P12">codReserva</text:p>
            <text:p text:style-name="P7">fecR<text:span text:style-name="T2">e</text:span>serva</text:p>
            <text:p text:style-name="P7">codCliente</text:p>
            <text:p text:style-name="P7">nomCliente</text:p>
            <text:p text:style-name="P7">dirCliente</text:p>
          </table:table-cell>
          <table:table-cell table:style-name="Tabla2.C1" office:value-type="string">
            <text:p text:style-name="P7">R1.3</text:p>
            <text:p text:style-name="P12">codCasa</text:p>
            <text:p text:style-name="P7">nomCasa</text:p>
            <text:p text:style-name="P7">codZona</text:p>
            <text:p text:style-name="P7">nomZona</text:p>
            <text:p text:style-name="P7">numHabitaciones</text:p>
            <text:p text:style-name="P7">numBanios</text:p>
            <text:p text:style-name="P7">numMetros</text:p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R1.2.1</text:p>
            <text:p text:style-name="P13">codReserva</text:p>
            <text:p text:style-name="P9">fecReserva</text:p>
            <text:p text:style-name="P9">codCliente</text:p>
          </table:table-cell>
          <table:table-cell table:style-name="Tabla3.B1" office:value-type="string">
            <text:p text:style-name="P9">R.1.2.2</text:p>
            <text:p text:style-name="P13">codCliente</text:p>
            <text:p text:style-name="P9">nomCliente</text:p>
            <text:p text:style-name="P9">dirCliente</text:p>
          </table:table-cell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R.1.3.1</text:p>
            <text:p text:style-name="P14">codCasa</text:p>
            <text:p text:style-name="P10">nomCasa</text:p>
            <text:p text:style-name="P10">codZona</text:p>
            <text:p text:style-name="P10">numHabitaciones</text:p>
            <text:p text:style-name="P10">numBanios</text:p>
            <text:p text:style-name="P10">numMetros</text:p>
          </table:table-cell>
          <table:table-cell table:style-name="Tabla4.B1" office:value-type="string">
            <text:p text:style-name="P10">R.1.3.2</text:p>
            <text:p text:style-name="P14">codZona</text:p>
            <text:p text:style-name="P10">nomZona</text:p>
          </table:table-cell>
        </table:table-row>
      </table:table>
      <text:p text:style-name="P3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R2.1</text:p>
            <text:p text:style-name="P15">codCasa</text:p>
            <text:p text:style-name="P11">codCaracteristica</text:p>
            <text:p text:style-name="P8">casa_tiene_caracteristica</text:p>
          </table:table-cell>
          <table:table-cell table:style-name="Tabla5.B1" office:value-type="string">
            <text:p text:style-name="P11">R2.2</text:p>
            <text:p text:style-name="P6">codCaracteristica</text:p>
            <text:p text:style-name="P11">nomCaracteristica</text:p>
          </table:table-cell>
        </table:table-row>
      </table:table>
      <text:p text:style-name="P3"/>
      <text:p text:style-name="P16">R1.1 →Estancias; R1.2.1 →Reservas; R1.2.2 →Clientes; R1.3.1 →Casas: R1.3.2 →Zonas;</text:p>
      <text:p text:style-name="P5">R2.1 → Detalles Caracteristicas; R2.2 → Caracteristicas;</text:p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0:36:08.623420716</meta:creation-date>
    <meta:generator>LibreOffice/7.3.7.2$Linux_X86_64 LibreOffice_project/30$Build-2</meta:generator>
    <dc:date>2022-12-12T11:09:31.715215334</dc:date>
    <meta:editing-duration>PT30M20S</meta:editing-duration>
    <meta:editing-cycles>9</meta:editing-cycles>
    <meta:document-statistic meta:table-count="5" meta:image-count="0" meta:object-count="0" meta:page-count="2" meta:paragraph-count="69" meta:word-count="105" meta:character-count="951" meta:non-whitespace-character-count="913"/>
  </office:meta>
</office:document-meta>
</file>